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1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generarMaximo</text:p>
          </table:table-cell>
          <table:table-cell table:style-name="ce1" office:value-type="string" calcext:value-type="string">
            <text:p>generarNúmero</text:p>
          </table:table-cell>
          <table:table-cell table:style-name="ce1" office:value-type="string" calcext:value-type="string">
            <text:p>advinar</text:p>
          </table:table-cell>
          <table:table-cell table:style-name="ce1" office:value-type="string" calcext:value-type="string">
            <text:p>nuevoJuego</text:p>
          </table:table-cell>
          <table:table-cell table:style-name="ce1" office:value-type="string" calcext:value-type="string">
            <text:p>intentos</text:p>
          </table:table-cell>
          <table:table-cell table:style-name="ce3" office:value-type="string" calcext:value-type="string">
            <text:p>SI 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omentarios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 ejecuta la función adivinarNúmeroJuego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 ejecuta un while para comprobar que generarMaximo sea ent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 ejecuta un while para comprobar que adivinar sea ent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 ejecuta un while hasta que adivinar sea == a generarNum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 ejecuta un while para comprobar que adivinar sea ent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 ejecuta un while para comprobar que adivinar sea enter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 ejecuta un while para saber si el usuario desea seguir jugand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2:00:30.065000000</meta:creation-date>
    <dc:date>2022-11-24T10:59:23.770000000</dc:date>
    <meta:editing-duration>PT4H38M28S</meta:editing-duration>
    <meta:editing-cycles>3</meta:editing-cycles>
    <meta:generator>LibreOffice/7.4.1.2$Windows_X86_64 LibreOffice_project/3c58a8f3a960df8bc8fd77b461821e42c061c5f0</meta:generator>
    <meta:document-statistic meta:table-count="1" meta:cell-count="306" meta:object-count="0"/>
  </office:meta>
</office:document-meta>
</file>